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fo:font-size="14pt" officeooo:paragraph-rsid="0002dee6" style:font-size-asian="14pt" style:font-size-complex="14pt"/>
    </style:style>
    <style:style style:name="P2" style:family="paragraph" style:parent-style-name="Standard">
      <style:paragraph-properties style:writing-mode="lr-tb"/>
      <style:text-properties fo:font-size="14pt" officeooo:paragraph-rsid="00049ac0" style:font-size-asian="14pt" style:font-size-complex="14pt"/>
    </style:style>
    <style:style style:name="P3" style:family="paragraph" style:parent-style-name="Standard">
      <style:paragraph-properties style:writing-mode="lr-tb"/>
      <style:text-properties fo:font-size="14pt" officeooo:paragraph-rsid="0005a63c" style:font-size-asian="14pt" style:font-size-complex="14pt"/>
    </style:style>
    <style:style style:name="P4" style:family="paragraph" style:parent-style-name="Standard">
      <style:paragraph-properties style:writing-mode="lr-tb"/>
      <style:text-properties fo:font-size="14pt" officeooo:paragraph-rsid="000669ff" style:font-size-asian="14pt" style:font-size-complex="14pt"/>
    </style:style>
    <style:style style:name="P5" style:family="paragraph" style:parent-style-name="Standard">
      <style:paragraph-properties style:writing-mode="lr-tb"/>
      <style:text-properties fo:font-size="14pt" officeooo:paragraph-rsid="00080604" style:font-size-asian="14pt" style:font-size-complex="14pt"/>
    </style:style>
    <style:style style:name="P6" style:family="paragraph" style:parent-style-name="Standard">
      <style:paragraph-properties style:writing-mode="lr-tb"/>
      <style:text-properties fo:font-size="14pt" officeooo:paragraph-rsid="000924dc" style:font-size-asian="14pt" style:font-size-complex="14pt"/>
    </style:style>
    <style:style style:name="P7" style:family="paragraph" style:parent-style-name="Standard">
      <style:paragraph-properties style:writing-mode="lr-tb"/>
      <style:text-properties fo:color="#c9211e" style:font-name="Liberation Serif" fo:font-size="14pt" fo:font-weight="bold" officeooo:rsid="000924dc" officeooo:paragraph-rsid="000924dc" fo:background-color="#ffff00" style:font-size-asian="14pt" style:font-weight-asian="bold" style:font-size-complex="14pt" style:font-weight-complex="bold"/>
    </style:style>
    <style:style style:name="P8" style:family="paragraph" style:parent-style-name="Standard">
      <style:paragraph-properties style:writing-mode="lr-tb"/>
      <style:text-properties style:font-name="sans-serif" fo:font-size="14pt" officeooo:paragraph-rsid="0002dee6" style:font-size-asian="14pt" style:font-size-complex="14pt"/>
    </style:style>
    <style:style style:name="P9" style:family="paragraph" style:parent-style-name="Standard">
      <style:paragraph-properties style:writing-mode="lr-tb"/>
      <style:text-properties style:font-name="sans-serif" fo:font-size="14pt" officeooo:paragraph-rsid="00080604" style:font-size-asian="14pt" style:font-size-complex="14pt"/>
    </style:style>
    <style:style style:name="P10" style:family="paragraph" style:parent-style-name="Standard">
      <style:paragraph-properties style:writing-mode="lr-tb"/>
      <style:text-properties style:font-name="sans-serif" fo:font-size="14pt" officeooo:paragraph-rsid="000924dc" style:font-size-asian="14pt" style:font-size-complex="14pt"/>
    </style:style>
    <style:style style:name="P11" style:family="paragraph">
      <style:paragraph-properties style:writing-mode="lr-tb"/>
    </style:style>
    <style:style style:name="P12" style:family="paragraph" style:parent-style-name="Standard">
      <style:paragraph-properties style:writing-mode="lr-tb"/>
    </style:style>
    <style:style style:name="P13" style:family="paragraph" style:parent-style-name="Standard">
      <style:paragraph-properties style:writing-mode="lr-tb"/>
      <style:text-properties fo:color="#c9211e" style:font-name="Liberation Serif" fo:font-size="14pt" fo:font-weight="bold" officeooo:rsid="000924dc" officeooo:paragraph-rsid="000b121a" fo:background-color="#ffff00" style:font-size-asian="14pt" style:font-weight-asian="bold" style:font-size-complex="14pt" style:font-weight-complex="bold"/>
    </style:style>
    <style:style style:name="P14" style:family="paragraph" style:parent-style-name="Standard">
      <style:paragraph-properties style:writing-mode="lr-tb"/>
      <style:text-properties officeooo:rsid="000f3086" officeooo:paragraph-rsid="000f3086" fo:background-color="#ffff00"/>
    </style:style>
    <style:style style:name="P15" style:family="paragraph" style:parent-style-name="Standard">
      <style:paragraph-properties style:writing-mode="lr-tb"/>
      <style:text-properties officeooo:rsid="000db26f" officeooo:paragraph-rsid="000db26f"/>
    </style:style>
    <style:style style:name="P16" style:family="paragraph" style:parent-style-name="Standard">
      <style:paragraph-properties style:writing-mode="lr-tb"/>
      <style:text-properties officeooo:rsid="000f3086" officeooo:paragraph-rsid="000f3086"/>
    </style:style>
    <style:style style:name="P17" style:family="paragraph" style:parent-style-name="Standard">
      <style:paragraph-properties style:writing-mode="lr-tb"/>
      <style:text-properties officeooo:paragraph-rsid="000f3086"/>
    </style:style>
    <style:style style:name="P18" style:family="paragraph">
      <style:paragraph-properties style:writing-mode="lr-tb"/>
      <style:text-properties officeooo:rsid="000db26f" officeooo:paragraph-rsid="000db26f"/>
    </style:style>
    <style:style style:name="P19" style:family="paragraph">
      <style:paragraph-properties style:writing-mode="lr-tb"/>
      <style:text-properties officeooo:rsid="000f3086" officeooo:paragraph-rsid="000f3086" fo:background-color="#ffff00"/>
    </style:style>
    <style:style style:name="T1" style:family="text">
      <style:text-properties style:font-name="sans-serif"/>
    </style:style>
    <style:style style:name="T2" style:family="text">
      <style:text-properties style:font-name="sans-serif" fo:font-weight="bold"/>
    </style:style>
    <style:style style:name="T3" style:family="text">
      <style:text-properties style:font-name="sans-serif" fo:background-color="#81d41a" loext:char-shading-value="0"/>
    </style:style>
    <style:style style:name="T4" style:family="text">
      <style:text-properties fo:color="#c9211e" style:font-name="sans-serif" fo:font-size="20pt" fo:font-style="italic" style:text-underline-style="solid" style:text-underline-width="auto" style:text-underline-color="font-color" fo:font-weight="bold" fo:background-color="#ffbf00" loext:char-shading-value="0" style:font-size-asian="20pt" style:font-style-asian="italic" style:font-weight-asian="bold" style:font-size-complex="20pt" style:font-style-complex="italic" style:font-weight-complex="bold"/>
    </style:style>
    <style:style style:name="T5" style:family="text">
      <style:text-properties fo:color="#c9211e" fo:font-weight="bold" officeooo:rsid="0002dee6" fo:background-color="#ffff00" loext:char-shading-value="0" style:font-weight-asian="bold" style:font-weight-complex="bold"/>
    </style:style>
    <style:style style:name="T6" style:family="text">
      <style:text-properties fo:color="#c9211e" fo:font-weight="bold" officeooo:rsid="00049ac0" fo:background-color="#ffff00" loext:char-shading-value="0" style:font-weight-asian="bold" style:font-weight-complex="bold"/>
    </style:style>
    <style:style style:name="T7" style:family="text">
      <style:text-properties fo:color="#c9211e" fo:font-weight="bold" officeooo:rsid="0005a63c" fo:background-color="#ffff00" loext:char-shading-value="0" style:font-weight-asian="bold" style:font-weight-complex="bold"/>
    </style:style>
    <style:style style:name="T8" style:family="text">
      <style:text-properties fo:color="#c9211e" style:font-name="Liberation Serif" fo:font-weight="bold" fo:background-color="#ffff00" loext:char-shading-value="0" style:font-weight-asian="bold" style:font-weight-complex="bold"/>
    </style:style>
    <style:style style:name="T9" style:family="text">
      <style:text-properties fo:color="#c9211e" style:font-name="Liberation Serif" fo:font-weight="bold" officeooo:rsid="00049ac0" fo:background-color="#ffff00" loext:char-shading-value="0" style:font-weight-asian="bold" style:font-weight-complex="bold"/>
    </style:style>
    <style:style style:name="T10" style:family="text">
      <style:text-properties fo:color="#c9211e" style:font-name="Liberation Serif" fo:font-weight="bold" officeooo:rsid="0002dee6" fo:background-color="#ffff00" loext:char-shading-value="0" style:font-weight-asian="bold" style:font-weight-complex="bold"/>
    </style:style>
    <style:style style:name="T11" style:family="text">
      <style:text-properties fo:color="#c9211e" style:font-name="Liberation Serif" fo:font-weight="bold" officeooo:rsid="0005a63c" fo:background-color="#ffff00" loext:char-shading-value="0" style:font-weight-asian="bold" style:font-weight-complex="bold"/>
    </style:style>
    <style:style style:name="T12" style:family="text">
      <style:text-properties fo:color="#c9211e" style:font-name="Liberation Serif" fo:font-weight="bold" officeooo:rsid="000669ff" fo:background-color="#ffff00" loext:char-shading-value="0" style:font-weight-asian="bold" style:font-weight-complex="bold"/>
    </style:style>
    <style:style style:name="T13" style:family="text">
      <style:text-properties fo:color="#c9211e" style:font-name="Liberation Serif" fo:font-weight="bold" officeooo:rsid="00080604" fo:background-color="#ffff00" loext:char-shading-value="0" style:font-weight-asian="bold" style:font-weight-complex="bold"/>
    </style:style>
    <style:style style:name="T14" style:family="text">
      <style:text-properties fo:color="#c9211e" style:font-name="Liberation Serif" fo:font-weight="bold" officeooo:rsid="000924dc" fo:background-color="#ffff00" loext:char-shading-value="0" style:font-weight-asian="bold" style:font-weight-complex="bold"/>
    </style:style>
    <style:style style:name="T15" style:family="text">
      <style:text-properties style:font-name="Liberation Serif"/>
    </style:style>
    <style:style style:name="T16" style:family="text">
      <style:text-properties style:font-name="Liberation Serif" fo:background-color="#ffff00" loext:char-shading-value="0"/>
    </style:style>
    <style:style style:name="T17" style:family="text">
      <style:text-properties officeooo:rsid="000cd49c"/>
    </style:style>
    <style:style style:name="T18" style:family="text">
      <style:text-properties officeooo:rsid="000db26f"/>
    </style:style>
    <style:style style:name="T19" style:family="text">
      <style:text-properties officeooo:rsid="000f30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DEFINE LOS CONCEPTOS:</text:span><text:line-break/><text:span text:style-name="T3">1- ORACLE</text:span></text:p>
      <text:p text:style-name="P1"><text:span text:style-name="T10">Oracle es una d las bases datos más populares y de mejor rendimiento</text:span><text:line-break/><text:span text:style-name="T1">2- TUPLA, CAMPO, REGISTRO.</text:span></text:p>
      <text:p text:style-name="P1"><text:span text:style-name="T8">Una tupa, en una base de datos relacional, se la denomina registro </text:span><text:span text:style-name="T10">o</text:span><text:span text:style-name="T8"> fila</text:span><text:span text:style-name="T16"> <text:s/></text:span><text:span text:style-name="T15"><text:s text:c="3"/></text:span><text:span text:style-name="T1"><text:s text:c="14"/></text:span><text:span text:style-name="T2"><text:s text:c="5"/></text:span><text:span text:style-name="T1"><text:s text:c="2"/></text:span></text:p>
      <text:p text:style-name="P8">3- DOMINIO, CLAVE EXTERNA</text:p>
      <text:p text:style-name="P2"><text:span text:style-name="T6">Se denomina </text:span><text:span text:style-name="T5">dominio </text:span><text:span text:style-name="T6">al conjunto de valores de una columna</text:span><text:span text:style-name="T5"> <text:s/>y la clave externa se utiliza en las relaciones como valor de búsq</text:span><text:span text:style-name="T6">u</text:span><text:span text:style-name="T5">eda en la tabla hija.</text:span><text:line-break/><text:span text:style-name="T1">4-CLAVE PRIMARIA</text:span></text:p>
      <text:p text:style-name="P2"><text:span text:style-name="T9">La clave primaria de una tabla siempre es única, identifica a cada registro de la misma.</text:span><text:line-break/><text:span text:style-name="T1">5-JOINS</text:span></text:p>
      <text:p text:style-name="P3"><text:span text:style-name="T7">Los joins son campos que se usan en combinaciones de tablas, forma parte de los campos que construyen el índice</text:span><text:line-break/><text:span text:style-name="T1">6-WHERE</text:span></text:p>
      <text:p text:style-name="P3"><text:span text:style-name="T11">Where es otro campo sobre el que se realizan búsquedas</text:span><text:line-break/><text:span text:style-name="T1">7-ORDER BY</text:span></text:p>
      <text:p text:style-name="P3"><text:span text:style-name="T11">Order by otro campo más del índice sobre el que se realizan clasificaciones</text:span><text:line-break/><text:span text:style-name="T1">8-INTEGRIDAD DE DATOS</text:span></text:p>
      <text:p text:style-name="P3"><text:span text:style-name="T11">La integridad de datos significa que en la base de datos no hay datos obsoletos o incorrectamente relacionados debido a actualizaciones incompletas o fallidas</text:span><text:line-break/><text:span text:style-name="T1">9-postgreSQL</text:span></text:p>
      <text:p text:style-name="P3"><text:span text:style-name="T11">Postgre-SQL es un sistema de bases de datos de código abierto que ofrece una alternativa a otras bases de datos</text:span><text:line-break/><text:span text:style-name="T1">10-RSS</text:span></text:p>
      <text:p text:style-name="P4"><text:span text:style-name="T12">El </text:span><text:span text:style-name="T11">RSS <text:s/></text:span><text:span text:style-name="T12">Really Simple Syndication, es una familia de formatos de canales web XML utilizados para publicar contenido actualizado de forma seguida, noticias, blogs, podcasts</text:span><text:line-break/><text:span text:style-name="T1">11-BASE DE DATOS RELACIONAL</text:span></text:p>
      <text:p text:style-name="P4"><text:span text:style-name="T12">La base de datos relacional es el resultado de la necesidad de organización de las tablas de manera que no se pierdan las relaciones existentes entre los datos</text:span><text:line-break/><text:span text:style-name="T1">12-DDL</text:span></text:p>
      <text:p text:style-name="P4"><text:span text:style-name="T12">DLL es un formato de fichero de código ejecuitable que se descarga a petición de un programa por parte del sistema operativo</text:span><text:line-break/><text:span text:style-name="T1">13-RELACIÓN</text:span></text:p>
      <text:p text:style-name="P5"><text:span text:style-name="T13">En una base de datos se establecen tres tipos de relaciones: Uno a uno, registro de una tabla sólo vinculada al un registro de otra, uno a muchos registro de una tabla que se vincula con varios registros de otra tabla, o, muchos a muchos registros de una tabla qye se vinculan con varios registros de otra tabla</text:span><text:line-break/><text:span text:style-name="T1">14-VALOR NULO</text:span></text:p>
      <text:p text:style-name="P5"><text:span text:style-name="T13">Un valor nulo es cuando se intenta localizar un dato sin éxito, hay campos que forman parte de la clave primaria que no pueden da Null</text:span><text:line-break/></text:p>
      <text:p text:style-name="P9"/>
      <text:p text:style-name="P9"><text:soft-page-break/>15-MySQL</text:p>
      <text:p text:style-name="P6"><text:span text:style-name="T13">MySQL ha sido la base de datos de preferencia para su utilización con PHP, con el SO de Linux y el servidor Apache2 </text:span><text:span text:style-name="T14">para componer la pila LAMP, Destaca por su velocidad y fiabilidad</text:span><text:line-break/><text:span text:style-name="T1">16-Visual FoxPro</text:span></text:p>
      <text:p text:style-name="P6"><text:span text:style-name="T14">Visual FoxPro es un lenguaje de programación orientado a objetos y procedural, un sistema de bases de datos o un Database Management System</text:span><text:line-break/><text:span text:style-name="T1">17-ACCESS</text:span></text:p>
      <text:p text:style-name="P6"><text:span text:style-name="T14">Acces es un programa de gestión de bases de datos relacionales creado para Microsoft para uso personal y pequeñas empresas</text:span><text:line-break/><text:span text:style-name="T1">18-Maria DB</text:span></text:p>
      <text:p text:style-name="P6"><text:span text:style-name="T14">Maria DB es un sistema de gestión de bases de datos que permite a los desarrolladores y diseñadores realizar cambios en los sitios web con sólo cambiar un archivo, (sin necesidad de modificar todo el código web)</text:span><text:line-break/><text:span text:style-name="T1">19-CLAVE EXTERNA</text:span></text:p>
      <text:p text:style-name="P7">Véase la pregunta 3</text:p>
      <text:p text:style-name="P10">20-INTEGRIDAD DE ENTIDAD</text:p>
      <text:p text:style-name="P6"><text:span text:style-name="T14">La integridad de entidad declara que ningún valor de la clave primaria puede ser nulo. Esto es válido tanto para claver primarias compuestas así como para las claves primarias de un único campo</text:span><text:line-break/><text:span text:style-name="T1">21-CASCADA EN BD</text:span></text:p>
      <text:p text:style-name="P13">El desarrollo en cascada es un procedimiento lineal que se caracteriza por dividir los procesos de desarrollo en sucesi<text:span text:style-name="T17">v</text:span>as <text:span text:style-name="T17">b</text:span>ases de proyec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Bases de datos jerárquicas</text:p>
      <text:p text:style-name="P12"/>
      <text:p text:style-name="P15">Son bases de datos que almacenan la información en una estructura jerarquizada, concretamente los datos son organizados de forma parecida a un árbol visto al revés.</text:p>
      <text:p text:style-name="P15"/>
      <text:p text:style-name="P15">La conexión dentro del árbol son fijas y hace que la navegación por ellas sea rápida y su información es relativamente fácil de entender, pero, está la escasa independencia entre los registros, puesto que para acceder a un registro, se debe pasar por los padres.</text:p>
      <text:p text:style-name="P15"/>
      <text:p text:style-name="P15"/>
      <text:p text:style-name="P15">Bases de datos en red</text:p>
      <text:p text:style-name="P13"/>
      <text:p text:style-name="P15">El modelo de bases de datos en red almacena un registro con un alcance a otros registros, en efecto a una red.</text:p>
      <text:p text:style-name="P15"/>
      <text:p text:style-name="P12"><text:span text:style-name="T18">Estas redes pueden ser una variedad de diferentes tipos de información como números de nodo de un disco o incluso la direcció</text:span>n</text:p>
      <text:p text:style-name="P12"/>
      <text:p text:style-name="P12">Bases de datos orientadas a objetos</text:p>
      <text:p text:style-name="P13"/>
      <text:p text:style-name="P17">Es<text:span text:style-name="T19">tas b</text:span><text:span text:style-name="T18">ases de datos </text:span><text:span text:style-name="T19">funcionan bien con lenguajes orientados a objetos como Perl, C++, Java y otros.</text:span></text:p>
      <text:p text:style-name="P17"/>
      <text:p text:style-name="P16">Estas b<text:span text:style-name="T18">ases de datos </text:span>permiten agrupar objetos con características similares. Esto conduce a una reducción de la redundancia de datos y la reutilización de clases, lo que permite un mantenimiento más fácil de los datos</text:p>
      <text:p text:style-name="P16"/>
      <text:p text:style-name="P16"/>
      <text:p text:style-name="P14">Tipos de interfaces</text:p>
      <text:p text:style-name="P14"/>
      <text:p text:style-name="P14"/>
      <text:p text:style-name="P14"/>
      <text:p text:style-name="P14">AP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8:01:50.977334390</meta:creation-date>
    <dc:date>2021-09-23T20:13:13.672806525</dc:date>
    <meta:editing-duration>PT58M58S</meta:editing-duration>
    <meta:editing-cycles>3</meta:editing-cycles>
    <meta:generator>LibreOffice/6.4.6.2$Linux_X86_64 LibreOffice_project/40$Build-2</meta:generator>
    <meta:document-statistic meta:table-count="0" meta:image-count="0" meta:object-count="0" meta:page-count="3" meta:paragraph-count="36" meta:word-count="721" meta:character-count="4235" meta:non-whitespace-character-count="3521"/>
  </office:meta>
</office:document-meta>
</file>